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33cm" fo:margin-left="0.018cm" fo:margin-right="0.048cm" table:align="margins"/>
    </style:style>
    <style:style style:name="Table1.A" style:family="table-column">
      <style:table-column-properties style:column-width="4.565cm" style:rel-column-width="17667*"/>
    </style:style>
    <style:style style:name="Table1.B" style:family="table-column">
      <style:table-column-properties style:column-width="12.368cm" style:rel-column-width="478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021cm" style:rel-column-width="3937*"/>
    </style:style>
    <style:style style:name="Tabuľka1.B" style:family="table-column">
      <style:table-column-properties style:column-width="3.03cm" style:rel-column-width="11683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7cm" style:rel-column-width="7238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A2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3" style:family="table">
      <style:table-properties style:width="17.009cm" fo:margin-left="0cm" fo:margin-right="-0.011cm" table:align="margins"/>
    </style:style>
    <style:style style:name="Tabuľka3.A" style:family="table-column">
      <style:table-column-properties style:column-width="1.021cm" style:rel-column-width="3934*"/>
    </style:style>
    <style:style style:name="Tabuľka3.B" style:family="table-column">
      <style:table-column-properties style:column-width="3.298cm" style:rel-column-width="12708*"/>
    </style:style>
    <style:style style:name="Tabuľka3.C" style:family="table-column">
      <style:table-column-properties style:column-width="7.389cm" style:rel-column-width="28468*"/>
    </style:style>
    <style:style style:name="Tabuľka3.D" style:family="table-column">
      <style:table-column-properties style:column-width="2.723cm" style:rel-column-width="10493*"/>
    </style:style>
    <style:style style:name="Tabuľka3.E" style:family="table-column">
      <style:table-column-properties style:column-width="2.577cm" style:rel-column-width="9932*"/>
    </style:style>
    <style:style style:name="Tabuľk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3.E1" style:family="table-cell">
      <style:table-cell-properties style:vertical-align="middle" fo:padding="0.097cm" fo:border="0.002cm solid #000000"/>
    </style:style>
    <style:style style:name="Tabuľka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3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66cc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12pt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2pt" style:font-name-asian="ArialMT" style:font-size-asian="12pt" style:font-name-complex="ArialMT" style:font-size-complex="12pt"/>
    </style:style>
    <style:style style:name="P23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21</text:p>
      <text:p text:style-name="P3"/>
      <text:p text:style-name="P4">Dátum stretnutia:<text:span text:style-name="T1"><text:tab/>29. 4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Peter Cích<text:tab/><text:tab/><text:span text:style-name="T2">Vypracované dňa:</text:span> 3. 5. 2008</text:p>
      <text:p text:style-name="P5"/>
      <text:h text:style-name="Heading_20_1" text:outline-level="1">Zúčastnení</text:h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Pedagóg:</text:p>
          </table:table-cell>
          <table:table-cell table:style-name="Table1.B1" office:value-type="string">
            <text:p text:style-name="P14">doc. Ing. Jana Minárová, PhD.</text:p>
          </table:table-cell>
        </table:table-row>
        <table:table-row>
          <table:table-cell table:style-name="Table1.A2" office:value-type="string">
            <text:p text:style-name="P14">Členovia tímu:</text:p>
          </table:table-cell>
          <table:table-cell table:style-name="Table1.B2" office:value-type="string">
            <text:p text:style-name="P14">Bc. Peter Cích (PC)</text:p>
            <text:p text:style-name="P14">Bc. Pavol Fábik (PF)</text:p>
            <text:p text:style-name="P14">Bc. Ján Garaj (JG)</text:p>
            <text:p text:style-name="P14">Bc. Jozef Hergott (JHE)</text:p>
            <text:p text:style-name="P14">Bc. Jozef Hopko (JHO)</text:p>
          </table:table-cell>
        </table:table-row>
        <table:table-row>
          <table:table-cell table:style-name="Table1.A2" office:value-type="string">
            <text:p text:style-name="P14">Hostia:</text:p>
          </table:table-cell>
          <table:table-cell table:style-name="Table1.B2" office:value-type="string">
            <text:p text:style-name="P14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Odovzdanie produktu a pokračovanie v práci na projekte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4">prezentácia projektu doc. Minárovej</text:p>
        </text:list-item>
        <text:list-item>
          <text:p text:style-name="P24">vzájomné stretnutie s konkurenčným tímom č. 12, za prítomnosti vedúcich oboch tímov (doc. Minárová a p. Hanulová)</text:p>
          <text:list>
            <text:list-item>
              <text:p text:style-name="P24">dohodli sme sa na spôsobe odovzdania produktu a dokumentácie</text:p>
              <text:list>
                <text:list-item>
                  <text:p text:style-name="P24">produkt odovzdáme ako odkaz na server s nainštalovanou aktuálnou verziou systému</text:p>
                </text:list-item>
                <text:list-item>
                  <text:p text:style-name="P24">dokumentáciu odovzdáme v elektronickej forme</text:p>
                </text:list-item>
              </text:list>
            </text:list-item>
            <text:list-item>
              <text:p text:style-name="P24">dohodli sme sa na vypracovaní správy o testovaní do 9. 5. 2008</text:p>
            </text:list-item>
          </text:list>
        </text:list-item>
      </text:list>
      <text:p text:style-name="P10"/>
      <text:list text:style-name="L1">
        <text:list-item text:start-value="1">
          <text:p text:style-name="P24">práca na projekte</text:p>
          <text:list>
            <text:list-item>
              <text:p text:style-name="P24">odstraňovanie zistených nedostatkov</text:p>
            </text:list-item>
          </text:list>
        </text:list-item>
      </text:list>
      <text:p text:style-name="P11"/>
      <text:h text:style-name="P21" text:outline-level="1">Stav plnenia úloh</text:h>
      <text:p text:style-name="P11"/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6">ID</text:p>
          </table:table-cell>
          <table:table-cell table:style-name="Tabuľka1.A1" office:value-type="string">
            <text:p text:style-name="P16">Člen tímu</text:p>
          </table:table-cell>
          <table:table-cell table:style-name="Tabuľka1.A1" office:value-type="string">
            <text:p text:style-name="P16">Úloha</text:p>
          </table:table-cell>
          <table:table-cell table:style-name="Tabuľka1.A1" office:value-type="string">
            <text:p text:style-name="P16">Začiatok</text:p>
          </table:table-cell>
          <table:table-cell table:style-name="Tabuľka1.A1" office:value-type="string">
            <text:p text:style-name="P16">Koniec</text:p>
          </table:table-cell>
          <table:table-cell table:style-name="Tabuľka1.A1" office:value-type="string">
            <text:p text:style-name="P16">Reálne ukončenie</text:p>
          </table:table-cell>
          <table:table-cell table:style-name="Tabuľka1.G1" office:value-type="string">
            <text:p text:style-name="P16">Stav</text:p>
          </table:table-cell>
        </table:table-row>
        <table:table-row table:style-name="Tabuľka1.2">
          <table:table-cell table:style-name="Tabuľka1.A2" office:value-type="string">
            <text:p text:style-name="P22">15.3</text:p>
          </table:table-cell>
          <table:table-cell table:style-name="Tabuľka1.A2" office:value-type="string">
            <text:p text:style-name="P17">JHE, PC</text:p>
          </table:table-cell>
          <table:table-cell table:style-name="Tabuľka1.C2" office:value-type="string">
            <text:p text:style-name="P18">vytvorenie používateľskej dokumentácie k systému</text:p>
          </table:table-cell>
          <table:table-cell table:style-name="Tabuľka1.C2" office:value-type="string">
            <text:p text:style-name="P17">11. 3. 08</text:p>
          </table:table-cell>
          <table:table-cell table:style-name="Tabuľka1.A2" office:value-type="string">
            <text:p text:style-name="P17">25. 3. 08</text:p>
          </table:table-cell>
          <table:table-cell table:style-name="Tabuľka1.C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18.1</text:p>
          </table:table-cell>
          <table:table-cell table:style-name="Tabuľka1.A2" office:value-type="string">
            <text:p text:style-name="P17">celý tím</text:p>
          </table:table-cell>
          <table:table-cell table:style-name="Tabuľka1.C2" office:value-type="string">
            <text:p text:style-name="P19">vytvoriť plagát na IIT.SRC 2008</text:p>
          </table:table-cell>
          <table:table-cell table:style-name="Tabuľka1.C2" office:value-type="string">
            <text:p text:style-name="P17">8. 4. 08</text:p>
          </table:table-cell>
          <table:table-cell table:style-name="Tabuľka1.A2" office:value-type="string">
            <text:p text:style-name="P17">15. 4. 08</text:p>
          </table:table-cell>
          <table:table-cell table:style-name="Tabuľka1.C2" office:value-type="string">
            <text:p text:style-name="P17">25. 4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2">
          <table:table-cell table:style-name="Tabuľka1.A2" office:value-type="string">
            <text:p text:style-name="P15">19.2</text:p>
          </table:table-cell>
          <table:table-cell table:style-name="Tabuľka1.A2" office:value-type="string">
            <text:p text:style-name="P17">PF</text:p>
          </table:table-cell>
          <table:table-cell table:style-name="Tabuľka1.C2" office:value-type="string">
            <text:p text:style-name="P19">vytlačenie plagátu IIT.SRC 2008</text:p>
          </table:table-cell>
          <table:table-cell table:style-name="Tabuľka1.C2" office:value-type="string">
            <text:p text:style-name="P17">15. 4. 08</text:p>
          </table:table-cell>
          <table:table-cell table:style-name="Tabuľka1.A2" office:value-type="string">
            <text:p text:style-name="P17">23. 4. 08</text:p>
          </table:table-cell>
          <table:table-cell table:style-name="Tabuľka1.C2" office:value-type="string">
            <text:p text:style-name="P17">28. 4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2">
          <table:table-cell table:style-name="Tabuľka1.A2" office:value-type="string">
            <text:p text:style-name="P15">19.3</text:p>
          </table:table-cell>
          <table:table-cell table:style-name="Tabuľka1.A2" office:value-type="string">
            <text:p text:style-name="P17">JG, JHO</text:p>
          </table:table-cell>
          <table:table-cell table:style-name="Tabuľka1.C2" office:value-type="string">
            <text:p text:style-name="P19">importovanie dát z dumpu databázy systému YonBan</text:p>
          </table:table-cell>
          <table:table-cell table:style-name="Tabuľka1.C2" office:value-type="string">
            <text:p text:style-name="P17">15. 4. 08</text:p>
          </table:table-cell>
          <table:table-cell table:style-name="Tabuľka1.A2" office:value-type="string">
            <text:p text:style-name="P17">23. 4. 08</text:p>
          </table:table-cell>
          <table:table-cell table:style-name="Tabuľka1.C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20.1</text:p>
          </table:table-cell>
          <table:table-cell table:style-name="Tabuľka1.A2" office:value-type="string">
            <text:p text:style-name="P17">PC</text:p>
          </table:table-cell>
          <table:table-cell table:style-name="Tabuľka1.C2" office:value-type="string">
            <text:p text:style-name="P19">dokončiť úpravu exportu životopisu</text:p>
          </table:table-cell>
          <table:table-cell table:style-name="Tabuľka1.C2" office:value-type="string">
            <text:p text:style-name="P17">22. 4. 08</text:p>
          </table:table-cell>
          <table:table-cell table:style-name="Tabuľka1.A2" office:value-type="string">
            <text:p text:style-name="P17">29. 4. 08</text:p>
          </table:table-cell>
          <table:table-cell table:style-name="Tabuľka1.C2" office:value-type="string">
            <text:p text:style-name="P17">29. 4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2">
          <table:table-cell table:style-name="Tabuľka1.A2" office:value-type="string">
            <text:p text:style-name="P15">20.2</text:p>
          </table:table-cell>
          <table:table-cell table:style-name="Tabuľka1.A2" office:value-type="string">
            <text:p text:style-name="P17">JHE</text:p>
          </table:table-cell>
          <table:table-cell table:style-name="Tabuľka1.C2" office:value-type="string">
            <text:p text:style-name="P19">úprava CSS štýlu nových častí systému</text:p>
          </table:table-cell>
          <table:table-cell table:style-name="Tabuľka1.C2" office:value-type="string">
            <text:p text:style-name="P17">22. 4. 08</text:p>
          </table:table-cell>
          <table:table-cell table:style-name="Tabuľka1.A2" office:value-type="string">
            <text:p text:style-name="P17">29. 4. 08</text:p>
          </table:table-cell>
          <table:table-cell table:style-name="Tabuľka1.C2" office:value-type="string">
            <text:p text:style-name="P17">29. 4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2">
          <table:table-cell table:style-name="Tabuľka1.A2" office:value-type="string">
            <text:p text:style-name="P15">20.3</text:p>
          </table:table-cell>
          <table:table-cell table:style-name="Tabuľka1.A2" office:value-type="string">
            <text:p text:style-name="P17">PF</text:p>
          </table:table-cell>
          <table:table-cell table:style-name="Tabuľka1.C2" office:value-type="string">
            <text:p text:style-name="P19">vytvoriť zmysluplné dopyty nad DB pre generovanie štatistík</text:p>
          </table:table-cell>
          <table:table-cell table:style-name="Tabuľka1.C2" office:value-type="string">
            <text:p text:style-name="P17">22. 4. 08</text:p>
          </table:table-cell>
          <table:table-cell table:style-name="Tabuľka1.A2" office:value-type="string">
            <text:p text:style-name="P17">29. 4. 08</text:p>
          </table:table-cell>
          <table:table-cell table:style-name="Tabuľka1.C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20.4</text:p>
          </table:table-cell>
          <table:table-cell table:style-name="Tabuľka1.A2" office:value-type="string">
            <text:p text:style-name="P17">JHO</text:p>
          </table:table-cell>
          <table:table-cell table:style-name="Tabuľka1.C2" office:value-type="string">
            <text:p text:style-name="P19">doplniť do nových <text:span text:style-name="T3">controllerov</text:span> <text:span text:style-name="T3">security</text:span> a <text:span text:style-name="T3">logged</text:span> kontroly</text:p>
          </table:table-cell>
          <table:table-cell table:style-name="Tabuľka1.C2" office:value-type="string">
            <text:p text:style-name="P17">22. 4. 08</text:p>
          </table:table-cell>
          <table:table-cell table:style-name="Tabuľka1.A2" office:value-type="string">
            <text:p text:style-name="P17">29. 4. 08</text:p>
          </table:table-cell>
          <table:table-cell table:style-name="Tabuľka1.C2" office:value-type="string">
            <text:p text:style-name="P17">29. 4. 08</text:p>
          </table:table-cell>
          <table:table-cell table:style-name="Tabuľka1.G2" office:value-type="string">
            <text:p text:style-name="P17">ukončené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3" table:style-name="Tabuľka3">
        <table:table-column table:style-name="Tabuľka3.A"/>
        <table:table-column table:style-name="Tabuľka3.B"/>
        <table:table-column table:style-name="Tabuľka3.C"/>
        <table:table-column table:style-name="Tabuľka3.D"/>
        <table:table-column table:style-name="Tabuľka3.E"/>
        <table:table-row>
          <table:table-cell table:style-name="Tabuľka3.A1" office:value-type="string">
            <text:p text:style-name="P16">ID</text:p>
          </table:table-cell>
          <table:table-cell table:style-name="Tabuľka3.A1" office:value-type="string">
            <text:p text:style-name="P16">Člen tímu</text:p>
          </table:table-cell>
          <table:table-cell table:style-name="Tabuľka3.A1" office:value-type="string">
            <text:p text:style-name="P16">Úloha</text:p>
          </table:table-cell>
          <table:table-cell table:style-name="Tabuľka3.A1" office:value-type="string">
            <text:p text:style-name="P16">Začiatok</text:p>
          </table:table-cell>
          <table:table-cell table:style-name="Tabuľka3.E1" office:value-type="string">
            <text:p text:style-name="P16">Koniec</text:p>
          </table:table-cell>
        </table:table-row>
        <table:table-row>
          <table:table-cell table:style-name="Tabuľka3.A2" office:value-type="string">
            <text:p text:style-name="P15">21.1</text:p>
          </table:table-cell>
          <table:table-cell table:style-name="Tabuľka3.A2" office:value-type="string">
            <text:p text:style-name="P17">JHE, PC</text:p>
          </table:table-cell>
          <table:table-cell table:style-name="Tabuľka3.A2" office:value-type="string">
            <text:p text:style-name="P20">elektronické odovzdanie produktu tímu č. 12</text:p>
          </table:table-cell>
          <table:table-cell table:style-name="Tabuľka3.A2" office:value-type="string">
            <text:p text:style-name="P15">29. 4. 08</text:p>
          </table:table-cell>
          <table:table-cell table:style-name="Tabuľka3.E2" office:value-type="string">
            <text:p text:style-name="P15">29. 4. 08</text:p>
          </table:table-cell>
        </table:table-row>
        <table:table-row>
          <table:table-cell table:style-name="Tabuľka3.A2" office:value-type="string">
            <text:p text:style-name="P15">21.2</text:p>
          </table:table-cell>
          <table:table-cell table:style-name="Tabuľka3.A2" office:value-type="string">
            <text:p text:style-name="P17">celý tím</text:p>
          </table:table-cell>
          <table:table-cell table:style-name="Tabuľka3.A2" office:value-type="string">
            <text:p text:style-name="P20">vypracovať správu o testovaní systému tímu č. 12</text:p>
          </table:table-cell>
          <table:table-cell table:style-name="Tabuľka3.A2" office:value-type="string">
            <text:p text:style-name="P15">29. 4. 08</text:p>
          </table:table-cell>
          <table:table-cell table:style-name="Tabuľka3.E2" office:value-type="string">
            <text:p text:style-name="P15">9. 5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8-02-21T16:12:59</meta:creation-date>
    <dc:creator>Peto</dc:creator>
    <dc:date>2008-05-19T21:21:42</dc:date>
    <meta:editing-cycles>55</meta:editing-cycles>
    <meta:editing-duration>P1DT8H57M19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09" meta:word-count="330" meta:character-count="1856"/>
  </office:meta>
</office:document-meta>
</file>